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aiandra GD" svg:font-family="'Maiandra GD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Roboto-Bold" svg:font-family="Roboto-Bold" style:font-family-generic="system" style:font-pitch="variable"/>
    <style:font-face style:name="Roboto-Light" svg:font-family="Roboto-Light" style:font-family-generic="system" style:font-pitch="variable"/>
    <style:font-face style:name="Roboto-Regular" svg:font-family="Roboto-Regular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612ff"/>
    </style:style>
    <style:style style:name="P2" style:family="paragraph" style:parent-style-name="Standard">
      <style:paragraph-properties fo:text-align="center" style:justify-single-word="false"/>
      <style:text-properties officeooo:paragraph-rsid="000612ff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612ff"/>
    </style:style>
    <style:style style:name="P4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612ff"/>
    </style:style>
    <style:style style:name="P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0612ff"/>
    </style:style>
    <style:style style:name="P6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.635cm" style:auto-text-indent="false"/>
      <style:text-properties officeooo:paragraph-rsid="000612ff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officeooo:paragraph-rsid="000612ff"/>
    </style:style>
    <style:style style:name="P8" style:family="paragraph" style:parent-style-name="List_20_Paragraph" style:list-style-name="WWNum1">
      <style:paragraph-properties fo:margin-left="0.635cm" fo:margin-right="0cm" fo:text-align="justify" style:justify-single-word="false" fo:text-indent="-0.635cm" style:auto-text-indent="false"/>
      <style:text-properties officeooo:paragraph-rsid="000612ff"/>
    </style:style>
    <style:style style:name="T1" style:family="text">
      <style:text-properties fo:color="#222222" style:font-name="Maiandra GD" fo:font-size="12pt" style:font-size-asian="12pt" style:font-name-complex="Roboto-Regular" style:font-size-complex="12pt"/>
    </style:style>
    <style:style style:name="T2" style:family="text">
      <style:text-properties fo:color="#222222" style:font-name="Maiandra GD" fo:font-size="12pt" fo:font-weight="bold" style:font-size-asian="12pt" style:font-weight-asian="bold" style:font-name-complex="Roboto-Bold" style:font-size-complex="12pt" style:font-weight-complex="bold"/>
    </style:style>
    <style:style style:name="T3" style:family="text">
      <style:text-properties fo:color="#222222" style:font-name="Maiandra GD" fo:font-size="12pt" fo:font-weight="bold" style:font-size-asian="12pt" style:font-weight-asian="bold" style:font-name-complex="Roboto-Regular" style:font-size-complex="12pt"/>
    </style:style>
    <style:style style:name="T4" style:family="text">
      <style:text-properties fo:color="#222222" style:font-name="Maiandra GD" style:font-name-complex="Roboto-Regular" style:font-size-complex="12pt"/>
    </style:style>
    <style:style style:name="T5" style:family="text">
      <style:text-properties fo:color="#111111" style:font-name="Maiandra GD" fo:font-size="14pt" fo:font-weight="bold" style:font-size-asian="14pt" style:font-weight-asian="bold" style:font-name-complex="Roboto-Light" style:font-size-complex="12pt"/>
    </style:style>
    <style:style style:name="T6" style:family="text">
      <style:text-properties fo:color="#333333" style:font-name="Maiandra GD" fo:font-size="12pt" fo:font-weight="bold" style:font-size-asian="12pt" style:font-weight-asian="bold" style:font-name-complex="Roboto-Ligh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Digit Pairs</text:span></text:p>
      <text:p text:style-name="P3"><text:span text:style-name="T6">Problem Description</text:span></text:p>
      <text:p text:style-name="P3"><text:span text:style-name="T1">Given N three-digit numbers, your task is to find bit score of all N numbers and then print the number of pairs possible based on these calculated bit score.</text:span></text:p>
      <text:list xml:id="list287400297" text:style-name="WWNum1">
        <text:list-item>
          <text:p text:style-name="P8"><text:span text:style-name="T2">Rule for calculating bit score from three digit number:</text:span></text:p>
        </text:list-item>
      </text:list>
      <text:p text:style-name="P4"><text:span text:style-name="T1">From the 3-digit number,</text:span></text:p>
      <text:p text:style-name="P6"><text:span text:style-name="T1">· extract largest digit and multiply by 11 then</text:span></text:p>
      <text:p text:style-name="P6"><text:span text:style-name="T1">· extract smallest digit multiply by 7 then</text:span></text:p>
      <text:p text:style-name="P6"><text:span text:style-name="T1">· add both the result for getting bit pairs. </text:span></text:p>
      <text:p text:style-name="P4"><text:span text:style-name="T3">Note: -</text:span><text:span text:style-name="T1"> Bit score should be of 2-digits, if above results in a 3- digit bit score, simply ignore most significant digit.</text:span></text:p>
      <text:p text:style-name="P4"><text:span text:style-name="T1">Consider following examples:</text:span></text:p>
      <text:p text:style-name="P4"><text:span text:style-name="T1">Say, number is 286</text:span></text:p>
      <text:p text:style-name="P4"><text:span text:style-name="T1">Largest digit is 8 and smallest digit is 2</text:span></text:p>
      <text:p text:style-name="P4"><text:span text:style-name="T1">So, 8*11+2*7 =102 so ignore most significant bit , So bit score =02.</text:span></text:p>
      <text:p text:style-name="P4"><text:span text:style-name="T1">Say, Number is 123</text:span></text:p>
      <text:p text:style-name="P4"><text:span text:style-name="T1">Largest digit is 3 and smallest digit is 1</text:span></text:p>
      <text:p text:style-name="P5"><text:span text:style-name="T1">So, 3*11+7*1=40, so bit score is 40.</text:span></text:p>
      <text:list xml:id="list205453111709579" text:continue-numbering="true" text:style-name="WWNum1">
        <text:list-item>
          <text:p text:style-name="P8"><text:span text:style-name="T2">Rules for making pairs from above calculated bit scores</text:span></text:p>
        </text:list-item>
      </text:list>
      <text:p text:style-name="P4"><text:span text:style-name="T1">Condition for making pairs are</text:span></text:p>
      <text:p text:style-name="P7"><text:span text:style-name="T1">·</text:span><text:span text:style-name="T4"> Both bit scores should be in either odd position or even position to be eligible to form a pair</text:span><text:span text:style-name="T1">.</text:span></text:p>
      <text:p text:style-name="P4"><text:span text:style-name="T1">· Pairs can be only made if most significant digit are same and at most two pair can be made for a given significant digit.</text:span></text:p>
      <text:p text:style-name="P4"><text:span text:style-name="T6">Constraints</text:span></text:p>
      <text:p text:style-name="P4"><text:span text:style-name="T1">N&lt;=500</text:span></text:p>
      <text:p text:style-name="P4"><text:span text:style-name="T6">Input Format</text:span></text:p>
      <text:p text:style-name="P4"><text:span text:style-name="T1">First line contains an integer N, denoting the count of numbers.</text:span></text:p>
      <text:p text:style-name="P4"><text:span text:style-name="T1">Second line contains N 3-digit integers delimited by space</text:span></text:p>
      <text:p text:style-name="P4"><text:span text:style-name="T6">Output</text:span></text:p>
      <text:p text:style-name="P4"><text:span text:style-name="T1">One integer value denoting the number of bit pairs.</text:span></text:p>
      <text:p text:style-name="P5"><text:span text:style-name="T6">Test Case</text:span></text:p>
      <text:p text:style-name="P3"><text:span text:style-name="T6">Explanation</text:span></text:p>
      <text:p text:style-name="P3"><text:span text:style-name="T3">Example 1</text:span></text:p>
      <text:p text:style-name="P3"><text:span text:style-name="T3">Input</text:span></text:p>
      <text:p text:style-name="P3"><text:span text:style-name="T1">8 234 567 321 345 123 110 767 111</text:span></text:p>
      <text:p text:style-name="P3"><text:span text:style-name="T3">Output</text:span></text:p>
      <text:p text:style-name="P3"><text:span text:style-name="T1">3</text:span></text:p>
      <text:p text:style-name="P3"><text:span text:style-name="T3">Explanation</text:span></text:p>
      <text:p text:style-name="P3"><text:span text:style-name="T1">After getting the most and least significant digits of the numbers and applying the formula given in Rule 1 we get the bit scores of the numbers as:</text:span></text:p>
      <text:p text:style-name="P3"><text:span text:style-name="T1">58 12 40 76 40 11 19 18</text:span></text:p>
      <text:p text:style-name="P3"><text:span text:style-name="T1">No. of pair possible are 3: 40 appears twice at odd-indices 3 and 5 respectively. Hence, this is one pair. 12, 11, 18 are at even-indices. Hence, two pairs are possible from these three-bit scores.</text:span></text:p>
      <text:p text:style-name="P1"><text:span text:style-name="T1">Hence total pairs possible is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aiandra GD" svg:font-family="'Maiandra GD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Roboto-Bold" svg:font-family="Roboto-Bold" style:font-family-generic="system" style:font-pitch="variable"/>
    <style:font-face style:name="Roboto-Light" svg:font-family="Roboto-Light" style:font-family-generic="system" style:font-pitch="variable"/>
    <style:font-face style:name="Roboto-Regular" svg:font-family="Roboto-Regular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Maiandra GD" fo:font-family="'Maiandra GD'" style:font-family-generic="roman" style:font-pitch="variable" fo:font-size="12pt" fo:font-weight="bold" style:font-weight-asian="normal" style:font-name-complex="Roboto-Regular" style:font-family-complex="Roboto-Regular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0:54:35.990195443</meta:creation-date>
    <dc:date>2019-07-22T20:54:50.873487503</dc:date>
    <meta:editing-duration>PT15S</meta:editing-duration>
    <meta:editing-cycles>1</meta:editing-cycles>
    <meta:document-statistic meta:table-count="0" meta:image-count="0" meta:object-count="0" meta:page-count="1" meta:paragraph-count="39" meta:word-count="333" meta:character-count="1775" meta:non-whitespace-character-count="1482"/>
    <meta:generator>LibreOffice/6.0.3.2$Linux_x86 LibreOffice_project/00m0$Build-2</meta:generator>
  </office:meta>
</office:document-meta>
</file>